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5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Pseudo-Random Numbers Generators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covered-table-cell table:number-columns-repeated="2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Tamanho (bits)</text:p>
          </table:table-cell>
          <table:table-cell table:style-name="ce2" office:value-type="string" calcext:value-type="string">
            <text:p>Tempo processamento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40" calcext:value-type="float">
            <text:p>40</text:p>
          </table:table-cell>
          <table:table-cell office:value-type="float" office:value="0.0000543594360351563" calcext:value-type="float">
            <text:p>5,4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40" calcext:value-type="float">
            <text:p>40</text:p>
          </table:table-cell>
          <table:table-cell office:value-type="float" office:value="0.0000660419464111328" calcext:value-type="float">
            <text:p>6,6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56" calcext:value-type="float">
            <text:p>56</text:p>
          </table:table-cell>
          <table:table-cell office:value-type="float" office:value="0.0000278949737548828" calcext:value-type="float">
            <text:p>2,7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56" calcext:value-type="float">
            <text:p>56</text:p>
          </table:table-cell>
          <table:table-cell office:value-type="float" office:value="0.0000422000885009766" calcext:value-type="float">
            <text:p>4,2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80" calcext:value-type="float">
            <text:p>80</text:p>
          </table:table-cell>
          <table:table-cell office:value-type="float" office:value="0.000020027160644531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80" calcext:value-type="float">
            <text:p>80</text:p>
          </table:table-cell>
          <table:table-cell office:value-type="float" office:value="0.0000348091125488281" calcext:value-type="float">
            <text:p>3,4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28" calcext:value-type="float">
            <text:p>128</text:p>
          </table:table-cell>
          <table:table-cell office:value-type="float" office:value="0.00002288818359375" calcext:value-type="float">
            <text:p>2,2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28" calcext:value-type="float">
            <text:p>128</text:p>
          </table:table-cell>
          <table:table-cell office:value-type="float" office:value="0.0000414848327636719" calcext:value-type="float">
            <text:p>4,15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68" calcext:value-type="float">
            <text:p>168</text:p>
          </table:table-cell>
          <table:table-cell office:value-type="float" office:value="0.0000252723693847656" calcext:value-type="float">
            <text:p>2,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68" calcext:value-type="float">
            <text:p>168</text:p>
          </table:table-cell>
          <table:table-cell office:value-type="float" office:value="0.0000529289245605469" calcext:value-type="float">
            <text:p>5,2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24" calcext:value-type="float">
            <text:p>224</text:p>
          </table:table-cell>
          <table:table-cell office:value-type="float" office:value="0.0000238418579101562" calcext:value-type="float">
            <text:p>2,3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24" calcext:value-type="float">
            <text:p>224</text:p>
          </table:table-cell>
          <table:table-cell office:value-type="float" office:value="0.0000705718994140625" calcext:value-type="float">
            <text:p>7,0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56" calcext:value-type="float">
            <text:p>256</text:p>
          </table:table-cell>
          <table:table-cell office:value-type="float" office:value="0.0000386238098144531" calcext:value-type="float">
            <text:p>3,8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56" calcext:value-type="float">
            <text:p>256</text:p>
          </table:table-cell>
          <table:table-cell office:value-type="float" office:value="0.0000517368316650391" calcext:value-type="float">
            <text:p>5,17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512" calcext:value-type="float">
            <text:p>512</text:p>
          </table:table-cell>
          <table:table-cell office:value-type="float" office:value="0.0000436305999755859" calcext:value-type="float">
            <text:p>4,3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512" calcext:value-type="float">
            <text:p>512</text:p>
          </table:table-cell>
          <table:table-cell office:value-type="float" office:value="0.0000584125518798828" calcext:value-type="float">
            <text:p>5,8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51018524169922" calcext:value-type="float">
            <text:p>7,5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00010991096496582" calcext:value-type="float">
            <text:p>0,00010991096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00208377838134766" calcext:value-type="float">
            <text:p>0,000208377838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00115394592285156" calcext:value-type="float">
            <text:p>0,0001153945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ged Fibonacci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0154495239257813" calcext:value-type="float">
            <text:p>0,000154495239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m Blum Shub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0690698623657227" calcext:value-type="float">
            <text:p>0,00069069862365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agged Fibonacci</text:p>
          </table:table-cell>
          <table:table-cell office:value-type="string" calcext:value-type="string">
            <text:p>Complexidade linear maior que metade de seu período</text:p>
          </table:table-cell>
          <table:table-cell table:style-name="ce4"/>
          <table:table-cell/>
          <table:table-cell office:value-type="string" calcext:value-type="string">
            <text:p>https://academic.microsoft.com/topic/11439012/publication/search?q=Lagged%20Fibonacci%20generator&amp;qe=And(Composite(F.FId%253D11439012)%252CTy%253D%270%27)&amp;f=&amp;orderBy=0</text:p>
          </table:table-cell>
        </table:table-row>
        <table:table-row table:style-name="ro1">
          <table:table-cell table:style-name="ce2" office:value-type="string" calcext:value-type="string">
            <text:p>Blum Blum Shub</text:p>
          </table:table-cell>
          <table:table-cell office:value-type="string" calcext:value-type="string">
            <text:p>Depende do operador usado (para multiplicação O(n2)</text:p>
          </table:table-cell>
          <table:table-cell table:style-name="Default"/>
          <table:table-cell/>
          <table:table-cell office:value-type="string" calcext:value-type="string">
            <text:p>https://www.diva-portal.org/smash/get/diva2:831071/FULLTEXT01.pdf</text:p>
          </table:table-cell>
        </table:table-row>
      </table:table>
      <table:table table:name="numeros prim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Números primo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Pseudo-random number generator:</text:p>
          </table:table-cell>
          <table:covered-table-cell table:style-name="ce2"/>
          <table:table-cell office:value-type="string" calcext:value-type="string">
            <text:p>Lagged Fibonacci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este de primalidade:</text:p>
          </table:table-cell>
          <table:covered-table-cell table:style-name="ce2"/>
          <table:table-cell office:value-type="string" calcext:value-type="string">
            <text:p>Miller-Rabin (k = 2)</text:p>
          </table:table-cell>
        </table:table-row>
        <table:table-row table:style-name="ro1">
          <table:table-cell table:style-name="ce2" office:value-type="string" calcext:value-type="string">
            <text:p>Número</text:p>
          </table:table-cell>
          <table:table-cell table:style-name="ce2" office:value-type="string" calcext:value-type="string">
            <text:p>Tamanho (bits)</text:p>
          </table:table-cell>
          <table:table-cell table:style-name="ce2" office:value-type="string" calcext:value-type="string">
            <text:p>Tempo de processamento (s)</text:p>
          </table:table-cell>
        </table:table-row>
        <table:table-row table:style-name="ro1">
          <table:table-cell office:value-type="float" office:value="639959461061" calcext:value-type="float">
            <text:p>639959461061</text:p>
          </table:table-cell>
          <table:table-cell office:value-type="float" office:value="40" calcext:value-type="float">
            <text:p>40</text:p>
          </table:table-cell>
          <table:table-cell office:value-type="float" office:value="0.000487804412841797" calcext:value-type="float">
            <text:p>0,000487804412842</text:p>
          </table:table-cell>
        </table:table-row>
        <table:table-row table:style-name="ro1">
          <table:table-cell office:value-type="float" office:value="4.13028039604987E+016" calcext:value-type="float">
            <text:p>4,13028039604987E+016</text:p>
          </table:table-cell>
          <table:table-cell office:value-type="float" office:value="56" calcext:value-type="float">
            <text:p>56</text:p>
          </table:table-cell>
          <table:table-cell office:value-type="float" office:value="0.000592708587646484" calcext:value-type="float">
            <text:p>0,000592708587646</text:p>
          </table:table-cell>
        </table:table-row>
        <table:table-row table:style-name="ro1">
          <table:table-cell office:value-type="float" office:value="1.1104647218122E+024" calcext:value-type="float">
            <text:p>1,1104647218122E+024</text:p>
          </table:table-cell>
          <table:table-cell office:value-type="float" office:value="80" calcext:value-type="float">
            <text:p>80</text:p>
          </table:table-cell>
          <table:table-cell office:value-type="float" office:value="0.00013279914855957" calcext:value-type="float">
            <text:p>0,00013279914856</text:p>
          </table:table-cell>
        </table:table-row>
        <table:table-row table:style-name="ro1">
          <table:table-cell office:value-type="float" office:value="2.56077653534101E+038" calcext:value-type="float">
            <text:p>2,56077653534101E+038</text:p>
          </table:table-cell>
          <table:table-cell office:value-type="float" office:value="128" calcext:value-type="float">
            <text:p>128</text:p>
          </table:table-cell>
          <table:table-cell office:value-type="float" office:value="0.00293231010437012" calcext:value-type="float">
            <text:p>0,00293231010437</text:p>
          </table:table-cell>
        </table:table-row>
        <table:table-row table:style-name="ro1">
          <table:table-cell office:value-type="float" office:value="3.17498160766395E+050" calcext:value-type="float">
            <text:p>3,17498160766395E+050</text:p>
          </table:table-cell>
          <table:table-cell office:value-type="float" office:value="168" calcext:value-type="float">
            <text:p>168</text:p>
          </table:table-cell>
          <table:table-cell office:value-type="float" office:value="0.00914549827575684" calcext:value-type="float">
            <text:p>0,009145498275757</text:p>
          </table:table-cell>
        </table:table-row>
        <table:table-row table:style-name="ro1">
          <table:table-cell office:value-type="float" office:value="2.38132614524719E+067" calcext:value-type="float">
            <text:p>2,38132614524719E+067</text:p>
          </table:table-cell>
          <table:table-cell office:value-type="float" office:value="224" calcext:value-type="float">
            <text:p>224</text:p>
          </table:table-cell>
          <table:table-cell office:value-type="float" office:value="0.00614786148071289" calcext:value-type="float">
            <text:p>0,006147861480713</text:p>
          </table:table-cell>
        </table:table-row>
        <table:table-row table:style-name="ro1">
          <table:table-cell office:value-type="float" office:value="1.14627241809324E+077" calcext:value-type="float">
            <text:p>1,14627241809324E+077</text:p>
          </table:table-cell>
          <table:table-cell office:value-type="float" office:value="256" calcext:value-type="float">
            <text:p>256</text:p>
          </table:table-cell>
          <table:table-cell office:value-type="float" office:value="0.0148031711578369" calcext:value-type="float">
            <text:p>0,014803171157837</text:p>
          </table:table-cell>
        </table:table-row>
        <table:table-row table:style-name="ro1">
          <table:table-cell office:value-type="float" office:value="1.01969850304046E+154" calcext:value-type="float">
            <text:p>1,01969850304046E+154</text:p>
          </table:table-cell>
          <table:table-cell office:value-type="float" office:value="512" calcext:value-type="float">
            <text:p>512</text:p>
          </table:table-cell>
          <table:table-cell office:value-type="float" office:value="0.00877785682678223" calcext:value-type="float">
            <text:p>0,008777856826782</text:p>
          </table:table-cell>
        </table:table-row>
        <table:table-row table:style-name="ro1">
          <table:table-cell office:value-type="string" calcext:value-type="string">
            <text:p>124841135873087571025134458208024600806513819708040693752171810277252135558643198642662603424937209097871519977637065732492177834078747540252162856394837331375766618468478883468362325529921575519859656970760219581403658216095248561943027394634173680229836679864353157777766887862582486567893730031156542733313</text:p>
          </table:table-cell>
          <table:table-cell office:value-type="float" office:value="1024" calcext:value-type="float">
            <text:p>1024</text:p>
          </table:table-cell>
          <table:table-cell office:value-type="float" office:value="1.72275733947754" calcext:value-type="float">
            <text:p>1,72275733947754</text:p>
          </table:table-cell>
        </table:table-row>
        <table:table-row table:style-name="ro1">
          <table:table-cell office:value-type="string" calcext:value-type="string">
            <text:p>27588121827707265114401733330075021308212629465440494674321227413159462311094408019112666321525714871378761289874416922093786507771830925417143018971421994724166241966660310568696160602018749350754656467057684776306775308818581112959020196926413359745814049979501137591451453556403541706250472812117768964352288061289530322145431245787393520341285822222109945030895808451344037237556593872359284968586803316521136525257160519122169081666445419668617595240004400986039643983205994241151585235860687829272892527569029209124178779680439536517471314476375569578526535029643454164827279532794676993491308931470554917227799</text:p>
          </table:table-cell>
          <table:table-cell office:value-type="float" office:value="2048" calcext:value-type="float">
            <text:p>2048</text:p>
          </table:table-cell>
          <table:table-cell office:value-type="float" office:value="21.1480839252472" calcext:value-type="float">
            <text:p>21,1480839252472</text:p>
          </table:table-cell>
        </table:table-row>
        <table:table-row table:style-name="ro1">
          <table:table-cell office:value-type="string" calcext:value-type="string">
            <text:p>581264768892650102889863285375976671974311901407700391098903164015305611030480796169710633923722018644143424385881774566270297085756073321759314662659030854522088273491632404341318427488737420108852940644178675765715971449235271522510019163240035130236298885695332996767174730659147259104318047909220915575309873538801802893146258720582064405716215743726964189385957384005021402050424082025067433481226080613463566457541305142927919181959311156003383255170006815037271500937087856764219352343276737414599266608671518608578938355138525279920228836619346713968286782367524361464788917804055162244619485159817343165530336903703196475521320963736043346342622957324735171836624496737803442353025143178601405752682968344633489950366855279052465175921074326217712413137156339943193467362305520405528461381538127270589056926104817333943241107903791752532232590801949782146668279002071056291382666109726626310464945695632507579396397890608615888476642836080085007132578112473875899879594011964565960669207969335347832788921111811789782874420183097143213894422415108576475810077327805090492500666138640652003758809905103078171631047072734287187750193051688778324702015850084573847798885135462659397952381748021882086544277877048473691705055433</text:p>
          </table:table-cell>
          <table:table-cell office:value-type="float" office:value="4096" calcext:value-type="float">
            <text:p>4096</text:p>
          </table:table-cell>
          <table:table-cell office:value-type="float" office:value="58.5916748046875" calcext:value-type="float">
            <text:p>58,5916748046875</text:p>
          </table:table-cell>
        </table:table-row>
      </table:table>
      <table:named-expressions/>
      <table:database-ranges>
        <table:database-range table:name="__Anonymous_Sheet_DB__0" table:target-range-address="PRNG.A3:PRNG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5:29:20.033921670</meta:creation-date>
    <dc:date>2021-11-24T18:03:30.898167217</dc:date>
    <meta:editing-duration>PT12M10S</meta:editing-duration>
    <meta:editing-cycles>3</meta:editing-cycles>
    <meta:generator>LibreOffice/6.4.7.2$Linux_X86_64 LibreOffice_project/40$Build-2</meta:generator>
    <meta:document-statistic meta:table-count="2" meta:cell-count="117" meta:object-count="0"/>
  </office:meta>
</office:document-meta>
</file>